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b40" officeooo:paragraph-rsid="00199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<text:s/>an ex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14:39:03.647845055</meta:creation-date>
    <dc:date>2023-08-08T14:39:28.628376576</dc:date>
    <meta:editing-duration>PT25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5"/>
    <meta:generator>LibreOffice/6.4.7.2$Linux_X86_64 LibreOffice_project/40$Build-2</meta:generator>
  </office:meta>
</office:document-meta>
</file>